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itle">
      <style:paragraph-properties fo:line-height="150%"/>
      <style:text-properties officeooo:rsid="0010c245" officeooo:paragraph-rsid="0010c245"/>
    </style:style>
    <style:style style:name="P2" style:family="paragraph" style:parent-style-name="Text_20_body">
      <style:paragraph-properties fo:line-height="150%"/>
      <style:text-properties officeooo:rsid="0010c245" officeooo:paragraph-rsid="0010c245"/>
    </style:style>
    <style:style style:name="P3" style:family="paragraph" style:parent-style-name="Text_20_body">
      <style:paragraph-properties fo:line-height="150%" fo:text-align="center" style:justify-single-word="false"/>
      <style:text-properties officeooo:rsid="0010c245" officeooo:paragraph-rsid="0010c245"/>
    </style:style>
    <style:style style:name="P4" style:family="paragraph" style:parent-style-name="Subtitle">
      <style:paragraph-properties fo:line-height="150%"/>
      <style:text-properties officeooo:rsid="0010c245" officeooo:paragraph-rsid="0010c245"/>
    </style:style>
    <style:style style:name="P5" style:family="paragraph" style:parent-style-name="Text_20_body">
      <style:paragraph-properties fo:text-align="end" style:justify-single-word="false"/>
      <style:text-properties officeooo:rsid="0010c245" officeooo:paragraph-rsid="0010c245"/>
    </style:style>
    <style:style style:name="P6" style:family="paragraph" style:parent-style-name="Text_20_body">
      <style:paragraph-properties fo:text-align="center" style:justify-single-word="false"/>
      <style:text-properties officeooo:rsid="0010c245" officeooo:paragraph-rsid="0010c245"/>
    </style:style>
    <style:style style:name="P7" style:family="paragraph" style:parent-style-name="Heading_20_1">
      <style:text-properties officeooo:rsid="0011471a" officeooo:paragraph-rsid="0011471a"/>
    </style:style>
    <style:style style:name="P8" style:family="paragraph" style:parent-style-name="Heading_20_2">
      <style:text-properties officeooo:rsid="0011471a" officeooo:paragraph-rsid="001147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Pattern Recognition</text:p>
      <text:p text:style-name="P3"/>
      <text:p text:style-name="P1">Chasing Phishing URLs</text:p>
      <text:p text:style-name="P4">First Milestone Repor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Vasco Dias, 2021216822</text:p>
      <text:p text:style-name="P5"/>
      <text:p text:style-name="P5"/>
      <text:p text:style-name="P5"/>
      <text:p text:style-name="P6">March 21st, 2025</text:p>
      <text:h text:style-name="P7" text:outline-level="1"><text:soft-page-break/>1. Data Preprocessing</text:h>
      <text:h text:style-name="P8" text:outline-level="2">1.1 Data Import and Cleaning</text:h>
      <text:p text:style-name="Text_20_body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2:26:28.524285723</meta:creation-date>
    <dc:date>2025-03-19T23:12:44.934034834</dc:date>
    <meta:editing-duration>PT4H24M31S</meta:editing-duration>
    <meta:editing-cycles>2</meta:editing-cycles>
    <meta:generator>LibreOffice/24.8.5.2$Linux_X86_64 LibreOffice_project/480$Build-2</meta:generator>
    <meta:document-statistic meta:table-count="0" meta:image-count="0" meta:object-count="0" meta:page-count="2" meta:paragraph-count="8" meta:word-count="22" meta:character-count="150" meta:non-whitespace-character-count="134"/>
  </office:meta>
</office:document-meta>
</file>